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nitionImpl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DefaultPrimary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DefinitionImpl.getRequiredPrimaryTyp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DefinitionImpl.NodeDefinitionImpl( NodeDef nodeDef , NodeTypeManagerImpl ntMg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DefaultPrimary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Definition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RequiredPrimaryTyp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